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21"/>
    <style:style style:name="ce7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1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style:vertical-align="top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/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ce70"/>
        <table:table-column table:style-name="co15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9"/>
          <table:table-cell table:style-name="ce89"/>
          <table:table-cell table:number-columns-repeated="4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5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 table:number-columns-repeated="3"/>
          <table:table-cell table:style-name="ce51"/>
          <table:table-cell/>
          <table:table-cell table:style-name="ce1"/>
          <table:table-cell table:style-name="ce15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style-name="ce76"/>
          <table:table-cell table:number-columns-repeated="876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number-columns-repeated="3"/>
          <table:table-cell table:style-name="ce1"/>
          <table:table-cell table:number-columns-repeated="3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/>
          <table:table-cell table:style-name="ce84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4" calcext:value-type="float">
            <text:p>8.4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8.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85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7" calcext:value-type="float">
            <text:p>7.0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8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/>
          <table:table-cell table:style-name="ce64" office:value-type="float" office:value="0" calcext:value-type="float">
            <text:p>0</text:p>
          </table:table-cell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8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5T10:30:29.291061208</dc:date>
    <meta:editing-duration>P2DT14H24M6S</meta:editing-duration>
    <meta:editing-cycles>466</meta:editing-cycles>
    <meta:generator>LibreOffice/7.3.7.2$Linux_X86_64 LibreOffice_project/30$Build-2</meta:generator>
    <meta:document-statistic meta:table-count="1" meta:cell-count="168" meta:object-count="0"/>
  </office:meta>
</office:document-meta>
</file>